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 CJK KR" svg:font-family="'Noto Sans CJK KR'" style:font-family-generic="swiss" style:font-pitch="variable"/>
    <style:font-face style:name="맑은 고딕" svg:font-family="'맑은 고딕'" style:font-family-generic="swiss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Table1" style:family="table" style:master-page-name="MP0">
      <style:table-properties style:width="17.256cm" fo:margin-left="-0.256cm" style:page-number="auto" table:align="left"/>
    </style:style>
    <style:style style:name="Table1.A" style:family="table-column">
      <style:table-column-properties style:column-width="2.143cm"/>
    </style:style>
    <style:style style:name="Table1.B" style:family="table-column">
      <style:table-column-properties style:column-width="1.889cm"/>
    </style:style>
    <style:style style:name="Table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1.I1" style:family="table-cell">
      <style:table-cell-properties fo:padding="0.097cm" fo:border="0.25pt solid #000000" style:writing-mode="lr-tb"/>
    </style:style>
    <style:style style:name="Table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I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18" style:family="table-row">
      <style:table-row-properties style:min-row-height="0.894cm" style:use-optimal-row-height="false"/>
    </style:style>
    <style:style style:name="P1" style:family="paragraph" style:parent-style-name="Standard">
      <style:text-properties style:font-name="Noto Sans CJK KR" style:font-name-asian="Noto Sans CJK KR"/>
    </style:style>
    <style:style style:name="P2" style:family="paragraph" style:parent-style-name="Table_20_Contents">
      <style:paragraph-properties fo:text-align="center" style:justify-single-word="false"/>
      <style:text-properties style:font-name="Noto Sans CJK KR" style:font-name-asian="Noto Sans CJK KR"/>
    </style:style>
    <style:style style:name="P3" style:family="paragraph" style:parent-style-name="Table_20_Contents">
      <style:paragraph-properties fo:text-align="center" style:justify-single-word="false" fo:break-before="page"/>
      <style:text-properties style:font-name="Noto Sans CJK KR" style:font-name-asian="Noto Sans CJK KR"/>
    </style:style>
    <style:style style:name="P4" style:family="paragraph" style:parent-style-name="Header">
      <style:text-properties officeooo:rsid="00107676" officeooo:paragraph-rsid="00346fd9"/>
    </style:style>
    <style:style style:name="P5" style:family="paragraph" style:parent-style-name="Table_20_Contents">
      <style:paragraph-properties fo:text-align="center" style:justify-single-word="false"/>
      <style:text-properties style:font-name="Noto Sans CJK KR" style:font-name-asian="Noto Sans CJK KR"/>
    </style:style>
    <style:style style:name="P6" style:family="paragraph" style:parent-style-name="Table_20_Contents">
      <style:paragraph-properties fo:text-align="center" style:justify-single-word="false"/>
      <style:text-properties style:font-name="Noto Sans CJK KR" officeooo:paragraph-rsid="0022fe92" style:font-name-asian="Noto Sans CJK KR"/>
    </style:style>
    <style:style style:name="P7" style:family="paragraph" style:parent-style-name="Table_20_Contents">
      <style:paragraph-properties fo:text-align="center" style:justify-single-word="false"/>
      <style:text-properties style:font-name="Noto Sans CJK KR" officeooo:paragraph-rsid="003202e9" style:font-name-asian="Noto Sans CJK KR"/>
    </style:style>
    <style:style style:name="P8" style:family="paragraph" style:parent-style-name="Table_20_Contents">
      <style:paragraph-properties fo:text-align="center" style:justify-single-word="false"/>
      <style:text-properties style:font-name="Noto Sans CJK KR" officeooo:paragraph-rsid="0032c0ce" style:font-name-asian="Noto Sans CJK KR"/>
    </style:style>
    <style:style style:name="P9" style:family="paragraph" style:parent-style-name="Table_20_Contents">
      <style:paragraph-properties fo:text-align="center" style:justify-single-word="false"/>
      <style:text-properties style:font-name="Noto Sans CJK KR" officeooo:paragraph-rsid="003440b6" style:font-name-asian="Noto Sans CJK KR"/>
    </style:style>
    <style:style style:name="P10" style:family="paragraph" style:parent-style-name="Table_20_Contents">
      <style:paragraph-properties fo:text-align="center" style:justify-single-word="false"/>
      <style:text-properties style:font-name="Noto Sans CJK KR" officeooo:paragraph-rsid="001221b9" style:font-name-asian="Noto Sans CJK KR"/>
    </style:style>
    <style:style style:name="P11" style:family="paragraph" style:parent-style-name="Table_20_Contents">
      <style:paragraph-properties fo:text-align="center" style:justify-single-word="false"/>
      <style:text-properties style:font-name="Noto Sans CJK KR" officeooo:rsid="0022fe92" officeooo:paragraph-rsid="0022fe92" style:font-name-asian="Noto Sans CJK KR"/>
    </style:style>
    <style:style style:name="P12" style:family="paragraph" style:parent-style-name="Table_20_Contents">
      <style:paragraph-properties fo:text-align="center" style:justify-single-word="false"/>
      <style:text-properties style:font-name="Noto Sans CJK KR" officeooo:rsid="002d4927" officeooo:paragraph-rsid="002d4927" style:font-name-asian="Noto Sans CJK KR"/>
    </style:style>
    <style:style style:name="P13" style:family="paragraph" style:parent-style-name="Table_20_Contents">
      <style:paragraph-properties fo:text-align="center" style:justify-single-word="false"/>
      <style:text-properties style:font-name="Noto Sans CJK KR" officeooo:rsid="0030360c" officeooo:paragraph-rsid="0030360c" style:font-name-asian="Noto Sans CJK KR"/>
    </style:style>
    <style:style style:name="P14" style:family="paragraph" style:parent-style-name="Table_20_Contents">
      <style:paragraph-properties fo:text-align="center" style:justify-single-word="false"/>
      <style:text-properties style:font-name="Noto Sans CJK KR" officeooo:rsid="00317266" officeooo:paragraph-rsid="00317266" style:font-name-asian="Noto Sans CJK KR"/>
    </style:style>
    <style:style style:name="P15" style:family="paragraph" style:parent-style-name="Table_20_Contents">
      <style:paragraph-properties fo:text-align="center" style:justify-single-word="false"/>
      <style:text-properties style:font-name="Noto Sans CJK KR" officeooo:rsid="0032c0ce" officeooo:paragraph-rsid="0032c0ce" style:font-name-asian="Noto Sans CJK KR"/>
    </style:style>
    <style:style style:name="P16" style:family="paragraph" style:parent-style-name="Table_20_Contents">
      <style:paragraph-properties fo:text-align="center" style:justify-single-word="false"/>
      <style:text-properties style:font-name="Noto Sans CJK KR" officeooo:rsid="003440b6" officeooo:paragraph-rsid="003440b6" style:font-name-asian="Noto Sans CJK KR"/>
    </style:style>
    <style:style style:name="P17" style:family="paragraph" style:parent-style-name="Table_20_Contents">
      <style:paragraph-properties fo:text-align="center" style:justify-single-word="false"/>
      <style:text-properties style:font-name="Noto Sans CJK KR" officeooo:rsid="00356079" officeooo:paragraph-rsid="00356079" style:font-name-asian="Noto Sans CJK KR"/>
    </style:style>
    <style:style style:name="P18" style:family="paragraph" style:parent-style-name="Table_20_Contents">
      <style:paragraph-properties fo:text-align="center" style:justify-single-word="false"/>
      <style:text-properties style:font-name="Noto Sans CJK KR" officeooo:rsid="00363f6c" officeooo:paragraph-rsid="00363f6c" style:font-name-asian="Noto Sans CJK KR"/>
    </style:style>
    <style:style style:name="P19" style:family="paragraph" style:parent-style-name="Table_20_Contents">
      <style:paragraph-properties fo:text-align="center" style:justify-single-word="false"/>
      <style:text-properties style:font-name="Noto Sans CJK KR" officeooo:rsid="003790f7" officeooo:paragraph-rsid="003790f7" style:font-name-asian="Noto Sans CJK KR"/>
    </style:style>
    <style:style style:name="P20" style:family="paragraph" style:parent-style-name="Table_20_Contents">
      <style:paragraph-properties fo:text-align="center" style:justify-single-word="false"/>
      <style:text-properties style:font-name="Noto Sans CJK KR" officeooo:rsid="00396b45" officeooo:paragraph-rsid="00396b45" style:font-name-asian="Noto Sans CJK KR"/>
    </style:style>
    <style:style style:name="P21" style:family="paragraph" style:parent-style-name="Standard">
      <style:text-properties style:font-name="Noto Sans CJK KR" style:font-name-asian="Noto Sans CJK KR"/>
    </style:style>
    <style:style style:name="P22" style:family="paragraph" style:parent-style-name="Standard">
      <style:text-properties style:font-name="Noto Sans CJK KR" officeooo:rsid="00210e0b" officeooo:paragraph-rsid="00210e0b" style:font-name-asian="Noto Sans CJK KR"/>
    </style:style>
    <style:style style:name="P23" style:family="paragraph" style:parent-style-name="Standard">
      <style:text-properties style:font-name="Noto Sans CJK KR" officeooo:rsid="003679f8" officeooo:paragraph-rsid="003679f8" style:font-name-asian="Noto Sans CJK KR"/>
    </style:style>
    <style:style style:name="P24" style:family="paragraph" style:parent-style-name="Standard">
      <style:text-properties style:font-name="Noto Sans CJK KR" officeooo:rsid="003b65a4" officeooo:paragraph-rsid="003b65a4" style:font-name-asian="Noto Sans CJK KR"/>
    </style:style>
    <style:style style:name="P25" style:family="paragraph" style:parent-style-name="Standard">
      <style:text-properties style:font-name="Noto Sans CJK KR" officeooo:rsid="003b65a4" officeooo:paragraph-rsid="0042b35d" style:font-name-asian="Noto Sans CJK KR"/>
    </style:style>
    <style:style style:name="P26" style:family="paragraph" style:parent-style-name="Standard">
      <style:text-properties style:font-name="Noto Sans CJK KR" officeooo:rsid="003d22d8" officeooo:paragraph-rsid="003d22d8" style:font-name-asian="Noto Sans CJK KR"/>
    </style:style>
    <style:style style:name="P27" style:family="paragraph" style:parent-style-name="Standard">
      <style:text-properties style:font-name="Noto Sans CJK KR" officeooo:rsid="003d22d8" officeooo:paragraph-rsid="003d8347" style:font-name-asian="Noto Sans CJK KR"/>
    </style:style>
    <style:style style:name="P28" style:family="paragraph" style:parent-style-name="Standard">
      <style:text-properties style:font-name="Noto Sans CJK KR" officeooo:rsid="003d22d8" officeooo:paragraph-rsid="003dc98b" style:font-name-asian="Noto Sans CJK KR"/>
    </style:style>
    <style:style style:name="P29" style:family="paragraph" style:parent-style-name="Standard">
      <style:text-properties style:font-name="Noto Sans CJK KR" officeooo:rsid="003d22d8" officeooo:paragraph-rsid="0042b35d" style:font-name-asian="Noto Sans CJK KR"/>
    </style:style>
    <style:style style:name="P30" style:family="paragraph" style:parent-style-name="Standard">
      <style:text-properties style:font-name="Noto Sans CJK KR" officeooo:rsid="003d22d8" officeooo:paragraph-rsid="00445416" style:font-name-asian="Noto Sans CJK KR"/>
    </style:style>
    <style:style style:name="P31" style:family="paragraph" style:parent-style-name="Standard">
      <style:text-properties style:font-name="Noto Sans CJK KR" officeooo:rsid="003d22d8" officeooo:paragraph-rsid="00456eee" style:font-name-asian="Noto Sans CJK KR"/>
    </style:style>
    <style:style style:name="P32" style:family="paragraph" style:parent-style-name="Standard">
      <style:text-properties style:font-name="Noto Sans CJK KR" officeooo:rsid="003dc98b" officeooo:paragraph-rsid="003dc98b" style:font-name-asian="Noto Sans CJK KR"/>
    </style:style>
    <style:style style:name="P33" style:family="paragraph" style:parent-style-name="Standard">
      <style:text-properties style:font-name="Noto Sans CJK KR" officeooo:rsid="003dc98b" officeooo:paragraph-rsid="00425d71" style:font-name-asian="Noto Sans CJK KR"/>
    </style:style>
    <style:style style:name="P34" style:family="paragraph" style:parent-style-name="Standard">
      <style:text-properties officeooo:paragraph-rsid="00456eee"/>
    </style:style>
    <style:style style:name="T1" style:family="text">
      <style:text-properties officeooo:rsid="0016737d"/>
    </style:style>
    <style:style style:name="T2" style:family="text">
      <style:text-properties officeooo:rsid="0022fe92"/>
    </style:style>
    <style:style style:name="T3" style:family="text">
      <style:text-properties officeooo:rsid="00275063"/>
    </style:style>
    <style:style style:name="T4" style:family="text">
      <style:text-properties officeooo:rsid="002d4927"/>
    </style:style>
    <style:style style:name="T5" style:family="text">
      <style:text-properties officeooo:rsid="002edd15"/>
    </style:style>
    <style:style style:name="T6" style:family="text">
      <style:text-properties officeooo:rsid="00317266"/>
    </style:style>
    <style:style style:name="T7" style:family="text">
      <style:text-properties officeooo:rsid="003202e9"/>
    </style:style>
    <style:style style:name="T8" style:family="text">
      <style:text-properties officeooo:rsid="0032c0ce"/>
    </style:style>
    <style:style style:name="T9" style:family="text">
      <style:text-properties officeooo:rsid="003440b6"/>
    </style:style>
    <style:style style:name="T10" style:family="text">
      <style:text-properties officeooo:rsid="00346fd9"/>
    </style:style>
    <style:style style:name="T11" style:family="text">
      <style:text-properties officeooo:rsid="00356079"/>
    </style:style>
    <style:style style:name="T12" style:family="text">
      <style:text-properties officeooo:rsid="003790f7"/>
    </style:style>
    <style:style style:name="T13" style:family="text">
      <style:text-properties officeooo:rsid="00396b45"/>
    </style:style>
    <style:style style:name="T14" style:family="text">
      <style:text-properties officeooo:rsid="003b65a4"/>
    </style:style>
    <style:style style:name="T15" style:family="text">
      <style:text-properties officeooo:rsid="003d22d8"/>
    </style:style>
    <style:style style:name="T16" style:family="text">
      <style:text-properties style:font-name="Noto Sans CJK KR" officeooo:rsid="003d22d8" style:font-name-asian="Noto Sans CJK KR"/>
    </style:style>
    <style:style style:name="T17" style:family="text">
      <style:text-properties style:font-name="Noto Sans CJK KR" officeooo:rsid="0042b35d" style:font-name-asian="Noto Sans CJK KR"/>
    </style:style>
    <style:style style:name="T18" style:family="text">
      <style:text-properties style:font-name="Noto Sans CJK KR" officeooo:rsid="00456eee" style:font-name-asian="Noto Sans CJK KR"/>
    </style:style>
    <style:style style:name="T19" style:family="text">
      <style:text-properties officeooo:rsid="003d8347"/>
    </style:style>
    <style:style style:name="T20" style:family="text">
      <style:text-properties officeooo:rsid="003dc98b"/>
    </style:style>
    <style:style style:name="T21" style:family="text">
      <style:text-properties officeooo:rsid="0042b35d"/>
    </style:style>
    <style:style style:name="T22" style:family="text">
      <style:text-properties officeooo:rsid="00456eee"/>
    </style:style>
    <style:style style:name="T23" style:family="text">
      <style:text-properties fo:font-weight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 table:number-columns-repeated="8"/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2">ㅏ(a)</text:p>
          </table:table-cell>
          <table:table-cell table:style-name="Table1.A1" office:value-type="string">
            <text:p text:style-name="P2">ㅣ(i)</text:p>
          </table:table-cell>
          <table:table-cell table:style-name="Table1.A1" office:value-type="string">
            <text:p text:style-name="P2">ㅜ/ㅡ</text:p>
            <text:p text:style-name="P2">(u/eu)</text:p>
          </table:table-cell>
          <table:table-cell table:style-name="Table1.A1" office:value-type="string">
            <text:p text:style-name="P2">ㅔ/ㅐ</text:p>
            <text:p text:style-name="P2">(e/ae)</text:p>
          </table:table-cell>
          <table:table-cell table:style-name="Table1.A1" office:value-type="string">
            <text:p text:style-name="P2">ㅗ</text:p>
            <text:p text:style-name="P2">(o)</text:p>
          </table:table-cell>
          <table:table-cell table:style-name="Table1.A1" office:value-type="string">
            <text:p text:style-name="P2">ㅑ</text:p>
            <text:p text:style-name="P2">(ya)</text:p>
          </table:table-cell>
          <table:table-cell table:style-name="Table1.A1" office:value-type="string">
            <text:p text:style-name="P2">ㅠ</text:p>
            <text:p text:style-name="P2">(yu)</text:p>
          </table:table-cell>
          <table:table-cell table:style-name="Table1.I1" office:value-type="string">
            <text:p text:style-name="P2">ㅛ</text:p>
            <text:p text:style-name="P2">(yo)</text:p>
          </table:table-cell>
        </table:table-row>
        <table:table-row>
          <table:table-cell table:style-name="Table1.A2" office:value-type="string">
            <text:p text:style-name="P2">ㅂ(b)</text:p>
          </table:table-cell>
          <table:table-cell table:style-name="Table1.A2" office:value-type="string">
            <text:p text:style-name="P2">ば바<text:span text:style-name="T2">ba</text:span></text:p>
          </table:table-cell>
          <table:table-cell table:style-name="Table1.A2" office:value-type="string">
            <text:p text:style-name="P2">び비<text:span text:style-name="T2">bi</text:span></text:p>
            <text:p text:style-name="P13">ᅟᅟ</text:p>
          </table:table-cell>
          <table:table-cell table:style-name="Table1.A2" office:value-type="string">
            <text:p text:style-name="P6">ぶ</text:p>
            <text:p text:style-name="P6">브/부</text:p>
            <text:p text:style-name="P6"><text:span text:style-name="T2">bu/beu</text:span></text:p>
          </table:table-cell>
          <table:table-cell table:style-name="Table1.A2" office:value-type="string">
            <text:p text:style-name="P6">べ</text:p>
            <text:p text:style-name="P6">베/배</text:p>
            <text:p text:style-name="P11">be/bae</text:p>
          </table:table-cell>
          <table:table-cell table:style-name="Table1.A2" office:value-type="string">
            <text:p text:style-name="P2">ぼ보<text:span text:style-name="T2">bo</text:span></text:p>
          </table:table-cell>
          <table:table-cell table:style-name="Table1.A2" office:value-type="string">
            <text:p text:style-name="P2">びゃ야<text:span text:style-name="T2">bya</text:span></text:p>
          </table:table-cell>
          <table:table-cell table:style-name="Table1.A2" office:value-type="string">
            <text:p text:style-name="P2">びゅ유<text:span text:style-name="T2">byu</text:span></text:p>
          </table:table-cell>
          <table:table-cell table:style-name="Table1.I2" office:value-type="string">
            <text:p text:style-name="P2">びょ요<text:span text:style-name="T2">byo</text:span></text:p>
          </table:table-cell>
        </table:table-row>
        <table:table-row>
          <table:table-cell table:style-name="Table1.A2" office:value-type="string">
            <text:p text:style-name="P2">ㅈ(<text:span text:style-name="T4">z/j</text:span>)</text:p>
          </table:table-cell>
          <table:table-cell table:style-name="Table1.A2" office:value-type="string">
            <text:p text:style-name="P2">ざ자<text:span text:style-name="T3">za</text:span></text:p>
          </table:table-cell>
          <table:table-cell table:style-name="Table1.A2" office:value-type="string">
            <text:p text:style-name="P2">じ지<text:span text:style-name="T4">ji</text:span></text:p>
          </table:table-cell>
          <table:table-cell table:style-name="Table1.A2" office:value-type="string">
            <text:p text:style-name="P2">ず주/즈<text:span text:style-name="T3">zu</text:span></text:p>
          </table:table-cell>
          <table:table-cell table:style-name="Table1.A2" office:value-type="string">
            <text:p text:style-name="P2">ぜ제/재</text:p>
            <text:p text:style-name="P12">ze</text:p>
          </table:table-cell>
          <table:table-cell table:style-name="Table1.A2" office:value-type="string">
            <text:p text:style-name="P2">ぞ조</text:p>
            <text:p text:style-name="P12">zo</text:p>
          </table:table-cell>
          <table:table-cell table:style-name="Table1.A2" office:value-type="string">
            <text:p text:style-name="P2">じゃ쟈</text:p>
            <text:p text:style-name="P12">ja</text:p>
          </table:table-cell>
          <table:table-cell table:style-name="Table1.A2" office:value-type="string">
            <text:p text:style-name="P2">じゅ쥬</text:p>
            <text:p text:style-name="P12">ju</text:p>
          </table:table-cell>
          <table:table-cell table:style-name="Table1.I2" office:value-type="string">
            <text:p text:style-name="P2">じょ죠</text:p>
            <text:p text:style-name="P12">jo</text:p>
          </table:table-cell>
        </table:table-row>
        <table:table-row>
          <table:table-cell table:style-name="Table1.A2" office:value-type="string">
            <text:p text:style-name="P2">ㄷ(d)</text:p>
          </table:table-cell>
          <table:table-cell table:style-name="Table1.A2" office:value-type="string">
            <text:p text:style-name="P2">だ다<text:span text:style-name="T5">da</text:span></text:p>
          </table:table-cell>
          <table:table-cell table:style-name="Table1.A2" office:value-type="string">
            <text:p text:style-name="P2">ぢᅀᅵ<text:span text:style-name="T9">zi</text:span></text:p>
          </table:table-cell>
          <table:table-cell table:style-name="Table1.A2" office:value-type="string">
            <text:p text:style-name="P9">づᅀᅳ</text:p>
            <text:p text:style-name="P9"><text:span text:style-name="T9">zu/zeu</text:span></text:p>
          </table:table-cell>
          <table:table-cell table:style-name="Table1.A2" office:value-type="string">
            <text:p text:style-name="P2">で데/대</text:p>
            <text:p text:style-name="P16">de/dae</text:p>
          </table:table-cell>
          <table:table-cell table:style-name="Table1.A2" office:value-type="string">
            <text:p text:style-name="P2">ど도</text:p>
            <text:p text:style-name="P16">do</text:p>
          </table:table-cell>
          <table:table-cell table:style-name="Table1.A2" office:value-type="string">
            <text:p text:style-name="P2">じゃ쟈</text:p>
            <text:p text:style-name="P16">ja</text:p>
          </table:table-cell>
          <table:table-cell table:style-name="Table1.A2" office:value-type="string">
            <text:p text:style-name="P2">じゅ쥬</text:p>
            <text:p text:style-name="P16">ju</text:p>
          </table:table-cell>
          <table:table-cell table:style-name="Table1.I2" office:value-type="string">
            <text:p text:style-name="P2">じょ죠</text:p>
            <text:p text:style-name="P16">jo</text:p>
          </table:table-cell>
        </table:table-row>
        <table:table-row>
          <table:table-cell table:style-name="Table1.A2" office:value-type="string">
            <text:p text:style-name="P2">ㄱ(g)</text:p>
          </table:table-cell>
          <table:table-cell table:style-name="Table1.A2" office:value-type="string">
            <text:p text:style-name="P2">が가<text:span text:style-name="T11">ga</text:span></text:p>
          </table:table-cell>
          <table:table-cell table:style-name="Table1.A2" office:value-type="string">
            <text:p text:style-name="P2">ぎ기<text:span text:style-name="T11">gi</text:span></text:p>
          </table:table-cell>
          <table:table-cell table:style-name="Table1.A2" office:value-type="string">
            <text:p text:style-name="P2">ぐ구/그</text:p>
            <text:p text:style-name="P17">gu/geu</text:p>
          </table:table-cell>
          <table:table-cell table:style-name="Table1.A2" office:value-type="string">
            <text:p text:style-name="P2">げ게/개</text:p>
            <text:p text:style-name="P17">ge/gae</text:p>
          </table:table-cell>
          <table:table-cell table:style-name="Table1.A2" office:value-type="string">
            <text:p text:style-name="P2">ご고</text:p>
            <text:p text:style-name="P17">go</text:p>
          </table:table-cell>
          <table:table-cell table:style-name="Table1.A2" office:value-type="string">
            <text:p text:style-name="P2">ぎゃ갸</text:p>
            <text:p text:style-name="P17">gya</text:p>
          </table:table-cell>
          <table:table-cell table:style-name="Table1.A2" office:value-type="string">
            <text:p text:style-name="P2">ぎゅ규</text:p>
            <text:p text:style-name="P17">gyu</text:p>
          </table:table-cell>
          <table:table-cell table:style-name="Table1.I2" office:value-type="string">
            <text:p text:style-name="P2">ぎょ교</text:p>
            <text:p text:style-name="P17">gyo</text:p>
          </table:table-cell>
        </table:table-row>
        <table:table-row>
          <table:table-cell table:style-name="Table1.A2" office:value-type="string">
            <text:p text:style-name="P2">ㅅ(s)</text:p>
          </table:table-cell>
          <table:table-cell table:style-name="Table1.A2" office:value-type="string">
            <text:p text:style-name="P2">さ사<text:span text:style-name="T11">sa</text:span></text:p>
          </table:table-cell>
          <table:table-cell table:style-name="Table1.A2" office:value-type="string">
            <text:p text:style-name="P2">し시<text:span text:style-name="T11">si</text:span></text:p>
          </table:table-cell>
          <table:table-cell table:style-name="Table1.A2" office:value-type="string">
            <text:p text:style-name="P2">す수/스</text:p>
            <text:p text:style-name="P17">su/seu</text:p>
          </table:table-cell>
          <table:table-cell table:style-name="Table1.A2" office:value-type="string">
            <text:p text:style-name="P2">せ세/새</text:p>
            <text:p text:style-name="P17">se/sae</text:p>
          </table:table-cell>
          <table:table-cell table:style-name="Table1.A2" office:value-type="string">
            <text:p text:style-name="P2">そ소</text:p>
            <text:p text:style-name="P17">so</text:p>
          </table:table-cell>
          <table:table-cell table:style-name="Table1.A2" office:value-type="string">
            <text:p text:style-name="P2">しゃ샤</text:p>
            <text:p text:style-name="P17">sya</text:p>
          </table:table-cell>
          <table:table-cell table:style-name="Table1.A2" office:value-type="string">
            <text:p text:style-name="P2">しゅ슈</text:p>
            <text:p text:style-name="P17">syu</text:p>
          </table:table-cell>
          <table:table-cell table:style-name="Table1.I2" office:value-type="string">
            <text:p text:style-name="P2">しょ쇼</text:p>
            <text:p text:style-name="P17">syo</text:p>
          </table:table-cell>
        </table:table-row>
        <table:table-row>
          <table:table-cell table:style-name="Table1.A2" office:value-type="string">
            <text:p text:style-name="P2">ㅁ(m)</text:p>
          </table:table-cell>
          <table:table-cell table:style-name="Table1.A2" office:value-type="string">
            <text:p text:style-name="P2">ま마</text:p>
          </table:table-cell>
          <table:table-cell table:style-name="Table1.A2" office:value-type="string">
            <text:p text:style-name="P2">み미</text:p>
          </table:table-cell>
          <table:table-cell table:style-name="Table1.A2" office:value-type="string">
            <text:p text:style-name="P2">む무/므</text:p>
          </table:table-cell>
          <table:table-cell table:style-name="Table1.A2" office:value-type="string">
            <text:p text:style-name="P2">め메/매</text:p>
          </table:table-cell>
          <table:table-cell table:style-name="Table1.A2" office:value-type="string">
            <text:p text:style-name="P2">も모</text:p>
          </table:table-cell>
          <table:table-cell table:style-name="Table1.A2" office:value-type="string">
            <text:p text:style-name="P2">みゃ먀</text:p>
          </table:table-cell>
          <table:table-cell table:style-name="Table1.A2" office:value-type="string">
            <text:p text:style-name="P2">みゅ뮤</text:p>
          </table:table-cell>
          <table:table-cell table:style-name="Table1.I2" office:value-type="string">
            <text:p text:style-name="P2">みょ묘</text:p>
          </table:table-cell>
        </table:table-row>
        <table:table-row>
          <table:table-cell table:style-name="Table1.A2" office:value-type="string">
            <text:p text:style-name="P2">ㄴ(n)</text:p>
          </table:table-cell>
          <table:table-cell table:style-name="Table1.A2" office:value-type="string">
            <text:p text:style-name="P2">な나</text:p>
          </table:table-cell>
          <table:table-cell table:style-name="Table1.A2" office:value-type="string">
            <text:p text:style-name="P2">に니</text:p>
          </table:table-cell>
          <table:table-cell table:style-name="Table1.A2" office:value-type="string">
            <text:p text:style-name="P2">ぬ누/느</text:p>
          </table:table-cell>
          <table:table-cell table:style-name="Table1.A2" office:value-type="string">
            <text:p text:style-name="P2">ね네/내</text:p>
          </table:table-cell>
          <table:table-cell table:style-name="Table1.A2" office:value-type="string">
            <text:p text:style-name="P2">の노</text:p>
          </table:table-cell>
          <table:table-cell table:style-name="Table1.A2" office:value-type="string">
            <text:p text:style-name="P2">にゃ냐</text:p>
          </table:table-cell>
          <table:table-cell table:style-name="Table1.A2" office:value-type="string">
            <text:p text:style-name="P2">にゅ뉴</text:p>
          </table:table-cell>
          <table:table-cell table:style-name="Table1.I2" office:value-type="string">
            <text:p text:style-name="P2">にょ뇨</text:p>
          </table:table-cell>
        </table:table-row>
        <table:table-row>
          <table:table-cell table:style-name="Table1.A2" office:value-type="string">
            <text:p text:style-name="P2">ㅇ</text:p>
            <text:p text:style-name="P2">(X*/ng) </text:p>
          </table:table-cell>
          <table:table-cell table:style-name="Table1.A2" office:value-type="string">
            <text:p text:style-name="P2">あ아<text:span text:style-name="T6">a</text:span></text:p>
          </table:table-cell>
          <table:table-cell table:style-name="Table1.A2" office:value-type="string">
            <text:p text:style-name="P2">い이<text:span text:style-name="T6">i</text:span></text:p>
          </table:table-cell>
          <table:table-cell table:style-name="Table1.A2" office:value-type="string">
            <text:p text:style-name="P2">う우/으</text:p>
            <text:p text:style-name="P14">u/eu</text:p>
          </table:table-cell>
          <table:table-cell table:style-name="Table1.A2" office:value-type="string">
            <text:p text:style-name="P2">え에/애</text:p>
            <text:p text:style-name="P14">e/ae</text:p>
          </table:table-cell>
          <table:table-cell table:style-name="Table1.A2" office:value-type="string">
            <text:p text:style-name="P2">お오</text:p>
            <text:p text:style-name="P14">o</text:p>
          </table:table-cell>
          <table:table-cell table:style-name="Table1.A2" office:value-type="string">
            <text:p text:style-name="P2">や야</text:p>
            <text:p text:style-name="P14">ya</text:p>
          </table:table-cell>
          <table:table-cell table:style-name="Table1.A2" office:value-type="string">
            <text:p text:style-name="P2">ゆ유</text:p>
            <text:p text:style-name="P14">yu</text:p>
          </table:table-cell>
          <table:table-cell table:style-name="Table1.I2" office:value-type="string">
            <text:p text:style-name="P2">よ요</text:p>
            <text:p text:style-name="P14">yo</text:p>
          </table:table-cell>
        </table:table-row>
        <table:table-row>
          <table:table-cell table:style-name="Table1.A2" office:value-type="string">
            <text:p text:style-name="P2">ㄹ(l or r)</text:p>
          </table:table-cell>
          <table:table-cell table:style-name="Table1.A2" office:value-type="string">
            <text:p text:style-name="P7">ら라</text:p>
            <text:p text:style-name="P7"><text:span text:style-name="T7">ra</text:span></text:p>
          </table:table-cell>
          <table:table-cell table:style-name="Table1.A2" office:value-type="string">
            <text:p text:style-name="P7">り리</text:p>
            <text:p text:style-name="P7"><text:span text:style-name="T7">ri</text:span></text:p>
          </table:table-cell>
          <table:table-cell table:style-name="Table1.A2" office:value-type="string">
            <text:p text:style-name="P2">る루/르<text:span text:style-name="T7">ru/reu</text:span></text:p>
          </table:table-cell>
          <table:table-cell table:style-name="Table1.A2" office:value-type="string">
            <text:p text:style-name="P2">れ레/래<text:span text:style-name="T7">re/rae</text:span></text:p>
          </table:table-cell>
          <table:table-cell table:style-name="Table1.A2" office:value-type="string">
            <text:p text:style-name="P7">ろ로</text:p>
            <text:p text:style-name="P7"><text:span text:style-name="T7">ro</text:span></text:p>
          </table:table-cell>
          <table:table-cell table:style-name="Table1.A2" office:value-type="string">
            <text:p text:style-name="P2">りゃ랴<text:span text:style-name="T7">rya</text:span></text:p>
          </table:table-cell>
          <table:table-cell table:style-name="Table1.A2" office:value-type="string">
            <text:p text:style-name="P2">りゅ류<text:span text:style-name="T7">ryu</text:span></text:p>
          </table:table-cell>
          <table:table-cell table:style-name="Table1.I2" office:value-type="string">
            <text:p text:style-name="P2">りょ료<text:span text:style-name="T7">ryo</text:span></text:p>
          </table:table-cell>
        </table:table-row>
        <table:table-row>
          <table:table-cell table:style-name="Table1.A2" office:value-type="string">
            <text:p text:style-name="P2">ㅎ(h)</text:p>
          </table:table-cell>
          <table:table-cell table:style-name="Table1.A2" office:value-type="string">
            <text:p text:style-name="P2">は하<text:span text:style-name="T13">ha</text:span></text:p>
          </table:table-cell>
          <table:table-cell table:style-name="Table1.A2" office:value-type="string">
            <text:p text:style-name="P2">ひ히<text:span text:style-name="T13">hi</text:span></text:p>
          </table:table-cell>
          <table:table-cell table:style-name="Table1.A2" office:value-type="string">
            <text:p text:style-name="P2">ふ후/흐</text:p>
            <text:p text:style-name="P20">hu/heu</text:p>
          </table:table-cell>
          <table:table-cell table:style-name="Table1.A2" office:value-type="string">
            <text:p text:style-name="P2">へ헤/해</text:p>
            <text:p text:style-name="P20">he/hae</text:p>
          </table:table-cell>
          <table:table-cell table:style-name="Table1.A2" office:value-type="string">
            <text:p text:style-name="P2">ほ호</text:p>
            <text:p text:style-name="P20">ho</text:p>
          </table:table-cell>
          <table:table-cell table:style-name="Table1.A2" office:value-type="string">
            <text:p text:style-name="P2">ひゃ햐</text:p>
            <text:p text:style-name="P20">hya</text:p>
          </table:table-cell>
          <table:table-cell table:style-name="Table1.A2" office:value-type="string">
            <text:p text:style-name="P2">ひゅ휴</text:p>
            <text:p text:style-name="P20">hyu</text:p>
          </table:table-cell>
          <table:table-cell table:style-name="Table1.I2" office:value-type="string">
            <text:p text:style-name="P2">ひょ효</text:p>
            <text:p text:style-name="P20">hyo</text:p>
          </table:table-cell>
        </table:table-row>
        <table:table-row>
          <table:table-cell table:style-name="Table1.A2" office:value-type="string">
            <text:p text:style-name="P2">ㅋ(k)</text:p>
          </table:table-cell>
          <table:table-cell table:style-name="Table1.A2" office:value-type="string">
            <text:p text:style-name="P2">か카<text:span text:style-name="T13">ka</text:span></text:p>
          </table:table-cell>
          <table:table-cell table:style-name="Table1.A2" office:value-type="string">
            <text:p text:style-name="P2">き키<text:span text:style-name="T13">ki</text:span></text:p>
          </table:table-cell>
          <table:table-cell table:style-name="Table1.A2" office:value-type="string">
            <text:p text:style-name="P2">く쿠/크</text:p>
            <text:p text:style-name="P20">ku/keu</text:p>
          </table:table-cell>
          <table:table-cell table:style-name="Table1.A2" office:value-type="string">
            <text:p text:style-name="P2">け케</text:p>
            <text:p text:style-name="P20">ke</text:p>
          </table:table-cell>
          <table:table-cell table:style-name="Table1.A2" office:value-type="string">
            <text:p text:style-name="P2">こ코</text:p>
            <text:p text:style-name="P20">ko</text:p>
          </table:table-cell>
          <table:table-cell table:style-name="Table1.A2" office:value-type="string">
            <text:p text:style-name="P2">きゃ캬</text:p>
            <text:p text:style-name="P20">kya</text:p>
          </table:table-cell>
          <table:table-cell table:style-name="Table1.A2" office:value-type="string">
            <text:p text:style-name="P2">きゅ큐</text:p>
            <text:p text:style-name="P20">kyu</text:p>
          </table:table-cell>
          <table:table-cell table:style-name="Table1.I2" office:value-type="string">
            <text:p text:style-name="P2">きょ쿄</text:p>
            <text:p text:style-name="P20">kyo</text:p>
          </table:table-cell>
        </table:table-row>
        <table:table-row>
          <table:table-cell table:style-name="Table1.A2" office:value-type="string">
            <text:p text:style-name="P2">ㅌ(t)</text:p>
          </table:table-cell>
          <table:table-cell table:style-name="Table1.A2" office:value-type="string">
            <text:p text:style-name="P2">た타<text:span text:style-name="T12">ta</text:span></text:p>
          </table:table-cell>
          <table:table-cell table:style-name="Table1.A2" office:value-type="string">
            <text:p text:style-name="P2">ち티<text:span text:style-name="T12">ti</text:span></text:p>
          </table:table-cell>
          <table:table-cell table:style-name="Table1.A2" office:value-type="string">
            <text:p text:style-name="P2">つ투/트</text:p>
            <text:p text:style-name="P19">tu/teu</text:p>
          </table:table-cell>
          <table:table-cell table:style-name="Table1.A2" office:value-type="string">
            <text:p text:style-name="P2">て테/태</text:p>
            <text:p text:style-name="P19">te/tae</text:p>
          </table:table-cell>
          <table:table-cell table:style-name="Table1.A2" office:value-type="string">
            <text:p text:style-name="P2">と토</text:p>
            <text:p text:style-name="P19">to</text:p>
          </table:table-cell>
          <table:table-cell table:style-name="Table1.A2" office:value-type="string">
            <text:p text:style-name="P2">ちゃ챠</text:p>
            <text:p text:style-name="P17">cha</text:p>
          </table:table-cell>
          <table:table-cell table:style-name="Table1.A2" office:value-type="string">
            <text:p text:style-name="P2">ちゅ츄</text:p>
            <text:p text:style-name="P17">ch<text:span text:style-name="T12">yu</text:span></text:p>
          </table:table-cell>
          <table:table-cell table:style-name="Table1.I2" office:value-type="string">
            <text:p text:style-name="P2">ちょ쵸</text:p>
            <text:p text:style-name="P17">ch<text:span text:style-name="T12">y</text:span>o</text:p>
          </table:table-cell>
        </table:table-row>
        <table:table-row>
          <table:table-cell table:style-name="Table1.A2" office:value-type="string">
            <text:p text:style-name="P2">ㅊ(ch)</text:p>
          </table:table-cell>
          <table:table-cell table:style-name="Table1.A2" office:value-type="string">
            <text:p text:style-name="P2">ちゃ차</text:p>
            <text:p text:style-name="P17">cha</text:p>
          </table:table-cell>
          <table:table-cell table:style-name="Table1.A2" office:value-type="string">
            <text:p text:style-name="P2">ち치</text:p>
            <text:p text:style-name="P17">chi</text:p>
          </table:table-cell>
          <table:table-cell table:style-name="Table1.A2" office:value-type="string">
            <text:p text:style-name="P2">つ추/츠</text:p>
            <text:p text:style-name="P17">chu/cheu</text:p>
          </table:table-cell>
          <table:table-cell table:style-name="Table1.A2" office:value-type="string">
            <text:p text:style-name="P6">ちぇ</text:p>
            <text:p text:style-name="P6">체/채</text:p>
            <text:p text:style-name="P17">che/chae</text:p>
          </table:table-cell>
          <table:table-cell table:style-name="Table1.A2" office:value-type="string">
            <text:p text:style-name="P2">ちょ초</text:p>
            <text:p text:style-name="P17">cho</text:p>
          </table:table-cell>
          <table:table-cell table:style-name="Table1.A2" office:value-type="string">
            <text:p text:style-name="P2">ちゃ챠</text:p>
            <text:p text:style-name="P17">cha</text:p>
          </table:table-cell>
          <table:table-cell table:style-name="Table1.A2" office:value-type="string">
            <text:p text:style-name="P2">ちゅ츄</text:p>
            <text:p text:style-name="P17">ch<text:span text:style-name="T12">yu</text:span></text:p>
          </table:table-cell>
          <table:table-cell table:style-name="Table1.I2" office:value-type="string">
            <text:p text:style-name="P2">ちょ쵸</text:p>
            <text:p text:style-name="P17">ch<text:span text:style-name="T12">y</text:span>o</text:p>
          </table:table-cell>
        </table:table-row>
        <table:table-row>
          <table:table-cell table:style-name="Table1.A2" office:value-type="string">
            <text:p text:style-name="P2">ㅍ(p)</text:p>
          </table:table-cell>
          <table:table-cell table:style-name="Table1.A2" office:value-type="string">
            <text:p text:style-name="P2">ぱ파<text:span text:style-name="T8">pa</text:span></text:p>
          </table:table-cell>
          <table:table-cell table:style-name="Table1.A2" office:value-type="string">
            <text:p text:style-name="P2">ぴ피<text:span text:style-name="T8">pi</text:span></text:p>
          </table:table-cell>
          <table:table-cell table:style-name="Table1.A2" office:value-type="string">
            <text:p text:style-name="P8">ぷ프</text:p>
            <text:p text:style-name="P8"><text:span text:style-name="T8">pe/peu</text:span></text:p>
          </table:table-cell>
          <table:table-cell table:style-name="Table1.A2" office:value-type="string">
            <text:p text:style-name="P2">ぺ페/패</text:p>
            <text:p text:style-name="P15">pe/pae</text:p>
          </table:table-cell>
          <table:table-cell table:style-name="Table1.A2" office:value-type="string">
            <text:p text:style-name="P2">ぽ포</text:p>
            <text:p text:style-name="P15">po</text:p>
          </table:table-cell>
          <table:table-cell table:style-name="Table1.A2" office:value-type="string">
            <text:p text:style-name="P2">ぴゃ퍄</text:p>
            <text:p text:style-name="P15">pya</text:p>
          </table:table-cell>
          <table:table-cell table:style-name="Table1.A2" office:value-type="string">
            <text:p text:style-name="P2">ぴゅ퓨</text:p>
            <text:p text:style-name="P15">pyu</text:p>
          </table:table-cell>
          <table:table-cell table:style-name="Table1.I2" office:value-type="string">
            <text:p text:style-name="P2">ぴょ표</text:p>
            <text:p text:style-name="P15">pyo</text:p>
          </table:table-cell>
        </table:table-row>
        <table:table-row>
          <table:table-cell table:style-name="Table1.A2" office:value-type="string">
            <text:p text:style-name="P2">ㆁ</text:p>
            <text:p text:style-name="P2">(o or ng)</text:p>
          </table:table-cell>
          <table:table-cell table:style-name="Table1.A2" office:value-type="string">
            <text:p text:style-name="P10">あ아</text:p>
            <text:p text:style-name="P18">(1*)</text:p>
          </table:table-cell>
          <table:table-cell table:style-name="Table1.A2" office:value-type="string">
            <text:p text:style-name="P2">い이</text:p>
            <text:p text:style-name="P18">(1*)</text:p>
          </table:table-cell>
          <table:table-cell table:style-name="Table1.A2" office:value-type="string">
            <text:p text:style-name="P2">う우</text:p>
            <text:p text:style-name="P18">(1*)</text:p>
          </table:table-cell>
          <table:table-cell table:style-name="Table1.A2" office:value-type="string">
            <text:p text:style-name="P2">え에/애</text:p>
            <text:p text:style-name="P18">(1*)</text:p>
          </table:table-cell>
          <table:table-cell table:style-name="Table1.A2" office:value-type="string">
            <text:p text:style-name="P2">をᅌᅩ<text:span text:style-name="T11">o</text:span></text:p>
          </table:table-cell>
          <table:table-cell table:style-name="Table1.A2" office:value-type="string">
            <text:p text:style-name="P2">や야</text:p>
            <text:p text:style-name="P18">(1*)</text:p>
          </table:table-cell>
          <table:table-cell table:style-name="Table1.A2" office:value-type="string">
            <text:p text:style-name="P2">ゆ유</text:p>
            <text:p text:style-name="P18">(1*)</text:p>
          </table:table-cell>
          <table:table-cell table:style-name="Table1.I2" office:value-type="string">
            <text:p text:style-name="P2">よ요</text:p>
            <text:p text:style-name="P18">(1*)</text:p>
          </table:table-cell>
        </table:table-row>
        <text:soft-page-break/>
        <table:table-row>
          <table:table-cell table:style-name="Table1.A2" office:value-type="string">
            <text:p text:style-name="P2">ㅿ**<text:span text:style-name="T4">[z]</text:span></text:p>
          </table:table-cell>
          <table:table-cell table:style-name="Table1.A2" office:value-type="string">
            <text:p text:style-name="P9">だ다</text:p>
            <text:p text:style-name="P9"><text:span text:style-name="T9">da</text:span></text:p>
          </table:table-cell>
          <table:table-cell table:style-name="Table1.A2" office:value-type="string">
            <text:p text:style-name="P9">ぢᅀᅵ</text:p>
            <text:p text:style-name="P9"><text:span text:style-name="T9">zi</text:span></text:p>
          </table:table-cell>
          <table:table-cell table:style-name="Table1.A2" office:value-type="string">
            <text:p text:style-name="P2">づᅀᅮ/ᅀᅳ</text:p>
            <text:p text:style-name="P16">zu/zeu</text:p>
          </table:table-cell>
          <table:table-cell table:style-name="Table1.A2" office:value-type="string">
            <text:p text:style-name="P2">で데/대</text:p>
            <text:p text:style-name="P16">de/dae</text:p>
          </table:table-cell>
          <table:table-cell table:style-name="Table1.A2" office:value-type="string">
            <text:p text:style-name="P2">ど도</text:p>
            <text:p text:style-name="P16">do</text:p>
          </table:table-cell>
          <table:table-cell table:style-name="Table1.A2" office:value-type="string">
            <text:p text:style-name="P2">ぢゃᅀᅣ</text:p>
            <text:p text:style-name="P16">zya</text:p>
          </table:table-cell>
          <table:table-cell table:style-name="Table1.A2" office:value-type="string">
            <text:p text:style-name="P2">ぢゅᅀᅲ</text:p>
            <text:p text:style-name="P16">zyu</text:p>
          </table:table-cell>
          <table:table-cell table:style-name="Table1.I2" office:value-type="string">
            <text:p text:style-name="P2">ぢょᅀᅭ</text:p>
            <text:p text:style-name="P16">zyo</text:p>
          </table:table-cell>
        </table:table-row>
        <table:table-row table:style-name="Table1.18">
          <table:table-cell table:style-name="Table1.A2" office:value-type="string">
            <text:p text:style-name="P2">와(wa)</text:p>
          </table:table-cell>
          <table:table-cell table:style-name="Table1.A2" office:value-type="string">
            <text:p text:style-name="P2">わ와<text:span text:style-name="T9">wa</text:span>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I2" office:value-type="string">
            <text:p text:style-name="P2"/>
          </table:table-cell>
        </table:table-row>
        <table:table-row table:style-name="Table1.18">
          <table:table-cell table:style-name="Table1.A2" office:value-type="string">
            <text:p text:style-name="P2">X*</text:p>
          </table:table-cell>
          <table:table-cell table:style-name="Table1.A2" office:value-type="string">
            <text:p text:style-name="P2">ぁ아<text:span text:style-name="T9">a</text:span></text:p>
          </table:table-cell>
          <table:table-cell table:style-name="Table1.A2" office:value-type="string">
            <text:p text:style-name="P2">ぃ이<text:span text:style-name="T9">i</text:span></text:p>
          </table:table-cell>
          <table:table-cell table:style-name="Table1.A2" office:value-type="string">
            <text:p text:style-name="P2">ぅ우/으</text:p>
            <text:p text:style-name="P16">u/eu</text:p>
          </table:table-cell>
          <table:table-cell table:style-name="Table1.A2" office:value-type="string">
            <text:p text:style-name="P2">ぇ에/애</text:p>
            <text:p text:style-name="P16">e/ae</text:p>
          </table:table-cell>
          <table:table-cell table:style-name="Table1.A2" office:value-type="string">
            <text:p text:style-name="P2">ぉ오<text:span text:style-name="T9">o</text:span></text:p>
          </table:table-cell>
          <table:table-cell table:style-name="Table1.A2" office:value-type="string">
            <text:p text:style-name="P2">ゃ야<text:span text:style-name="T9">ya</text:span></text:p>
          </table:table-cell>
          <table:table-cell table:style-name="Table1.A2" office:value-type="string">
            <text:p text:style-name="P2">ゅ유<text:span text:style-name="T9">yu</text:span></text:p>
          </table:table-cell>
          <table:table-cell table:style-name="Table1.I2" office:value-type="string">
            <text:p text:style-name="P2">ょ요<text:span text:style-name="T9">yo</text:span></text:p>
          </table:table-cell>
        </table:table-row>
      </table:table>
      <text:p text:style-name="P1"/>
      <text:p text:style-name="P1">X* : No consonant if it’s initial sound. It’s just used for <text:span text:style-name="T1">filling.</text:span></text:p>
      <text:p text:style-name="P1">ㅿ** : similar to [z]. used for distinguishing with ㅈ[z]</text:p>
      <text:p text:style-name="P23">(1*) : redirects to ㅇ</text:p>
      <text:p text:style-name="P22"/>
      <text:p text:style-name="P24">Rules for Sokuon and Hatsuson</text:p>
      <text:p text:style-name="P24"/>
      <text:p text:style-name="P24">Sokuon</text:p>
      <text:p text:style-name="P25"><text:span text:style-name="T15">use</text:span> ‘ㄱ’,’ㅅ’,’ㅂ’ as ending sound, or type ‘ㅆ’ to type <text:span text:style-name="T20">っ</text:span> independently.</text:p>
      <text:p text:style-name="P26">If you use them as ending sound, their sound becomes [k],[t],[p]</text:p>
      <text:p text:style-name="P26"/>
      <text:p text:style-name="P28">- <text:span text:style-name="T20">You can use ‘ㄱ’ as ending sound when characters from row か follows that.</text:span></text:p>
      <text:p text:style-name="P32">For theses cases, you can use ‘ㅅ’ instead.</text:p>
      <text:p text:style-name="P32">e.g 익끼 → いっき</text:p>
      <text:p text:style-name="P32"/>
      <text:p text:style-name="P28">- <text:span text:style-name="T20">You can use ‘ㅅ’ as ending sound when characters from row さ, た follows that.</text:span></text:p>
      <text:p text:style-name="P32">e.g 잇사이 → いっさい</text:p>
      <text:p text:style-name="P32"/>
      <text:p text:style-name="P29">- <text:span text:style-name="T20">You can use ‘ㅂ’ as ending sound when characters from row ぱ follows that.</text:span></text:p>
      <text:p text:style-name="P33">e.g 입빠이 → いっぱい</text:p>
      <text:p text:style-name="P24"/>
      <text:p text:style-name="P26">Hatsuon</text:p>
      <text:p text:style-name="P26">use ‘ㄴ’,’ㅇ’,’ㅁ’ as ending sound, or type ‘ㅥ’ <text:span text:style-name="T14">to type ん independently.</text:span></text:p>
      <text:p text:style-name="P27">If you use them as ending sound, their sound becomes [<text:span text:style-name="T19">n</text:span>],[<text:span text:style-name="T19">ng</text:span>],[<text:span text:style-name="T19">m</text:span>]</text:p>
      <text:p text:style-name="P27"/>
      <text:p text:style-name="P29"><text:span text:style-name="T21">You can use</text:span> ‘ㄴ’ <text:span text:style-name="T21">as ending sound when characters from row</text:span> ‘さ’, ‘ざ’, ‘た’, ‘だ’, ‘な’, ‘ら’<text:span text:style-name="T21">follows them.</text:span></text:p>
      <text:p text:style-name="P29"><text:span text:style-name="T21">e.g. </text:span> 텐시 → てんし </text:p>
      <text:p text:style-name="P29"/>
      <text:p text:style-name="P29"><text:span text:style-name="T21">You can use</text:span> ‘ㅇ’ <text:span text:style-name="T21">as ending sound when characters from row</text:span> ‘か’, ‘が’<text:span text:style-name="T21">follows them.</text:span></text:p>
      <text:p text:style-name="P29"><text:span text:style-name="T21">e.g </text:span> 겡끼 → げんき </text:p>
      <text:p text:style-name="P29"/>
      <text:p text:style-name="P34"><text:soft-page-break/><text:span text:style-name="T17">You can use</text:span><text:span text:style-name="T16"> <text:s/>‘ㅁ’ </text:span><text:span text:style-name="T17">as ending sound when characters from row </text:span>‘ま’, ‘ば’, ‘ぱ’ <text:span text:style-name="T17">follows them.</text:span></text:p>
      <text:p text:style-name="P30"><text:span text:style-name="T22">e.g </text:span>삼마 → さんま</text:p>
      <text:p text:style-name="P29"/>
      <text:p text:style-name="P34"><text:span text:style-name="T17">You can use </text:span><text:span text:style-name="T16">‘ㅇ’, ‘ㄴ’ </text:span><text:span text:style-name="T17">as ending sound when characters from row</text:span><text:span text:style-name="T16"> ‘ア’, ‘ハ’, ‘ヤ’, ‘ワ’</text:span><text:span text:style-name="T17">follows them. In these case, </text:span><text:span text:style-name="T16">‘ㅇ’, ‘ㄴ’ </text:span><text:span text:style-name="T18">are </text:span><text:span text:style-name="T23">compatible.</text:span></text:p>
      <text:p text:style-name="P31">ex) 파소콘 → パソオン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 CJK KR" svg:font-family="'Noto Sans CJK KR'" style:font-family-generic="swiss" style:font-pitch="variable"/>
    <style:font-face style:name="맑은 고딕" svg:font-family="'맑은 고딕'" style:font-family-generic="swiss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Noto Sans CJK JP Regular" fo:font-size="12pt" fo:letter-spacing="normal" fo:language="en" fo:country="US" fo:font-style="normal" style:text-underline-style="none" fo:font-weight="normal" style:letter-kerning="true" style:font-name-asian="맑은 고딕" style:font-size-asian="12pt" style:language-asian="ko" style:country-asian="KR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Noto Sans CJK JP Regular" fo:font-size="12pt" fo:letter-spacing="normal" fo:language="en" fo:country="US" fo:font-style="normal" style:text-underline-style="none" fo:font-weight="normal" style:letter-kerning="true" fo:background-color="transparent" style:font-name-asian="맑은 고딕" style:font-size-asian="12pt" style:language-asian="ko" style:country-asian="KR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style:text-autospace="none"/>
      <style:text-properties fo:hyphenate="false"/>
    </style:style>
    <style:style style:name="표준" style:family="paragraph">
      <style:paragraph-properties fo:orphans="0" fo:widows="0" fo:hyphenation-ladder-count="no-limit" style:text-autospace="none" style:line-break="normal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기본_20_단락_20_글꼴" style:display-name="기본 단락 글꼴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107676" officeooo:paragraph-rsid="00346fd9"/>
    </style:style>
    <style:style style:name="MT1" style:family="text">
      <style:text-properties officeooo:rsid="00346fd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Hangul(Korean Script) to Kana(Japanese Script) </text:p>
        <text:p text:style-name="MP1">conversion table <text:span text:style-name="MT1">and rules in Hanjp-IM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3.2$Linux_X86_64 LibreOffice_project/00m0$Build-2</meta:generator>
    <meta:creation-date>2018-07-15T10:50:00Z</meta:creation-date>
    <dc:date>2018-08-04T14:25:41.151405382</dc:date>
    <meta:editing-cycles>39</meta:editing-cycles>
    <meta:editing-duration>PT3H16M28S</meta:editing-duration>
    <meta:document-statistic meta:table-count="1" meta:image-count="0" meta:object-count="0" meta:page-count="3" meta:paragraph-count="285" meta:word-count="914" meta:character-count="2193" meta:non-whitespace-character-count="1973"/>
    <meta:template xlink:type="simple" xlink:actuate="onRequest" xlink:title="" xlink:href="Normal.dotm"/>
  </office:meta>
</office:document-meta>
</file>